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ba8c" officeooo:paragraph-rsid="0006ba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MONGO DB Documentation</text:p>
      <text:p text:style-name="P1">use node</text:p>
      <text:p text:style-name="P1">switched to db node</text:p>
      <text:p text:style-name="P1">&gt; show collections</text:p>
      <text:p text:style-name="P1">users</text:p>
      <text:p text:style-name="P1">db.aish.insert({"name" : "Aishwarya"})</text:p>
      <text:p text:style-name="P1">WriteResult({ "nInserted" : 1 })</text:p>
      <text:p text:style-name="P1">&gt; show collections</text:p>
      <text:p text:style-name="P1">aish</text:p>
      <text:p text:style-name="P1">users</text:p>
      <text:p text:style-name="P1">&gt; show collections</text:p>
      <text:p text:style-name="P1">aish</text:p>
      <text:p text:style-name="P1">users</text:p>
      <text:p text:style-name="P1">&gt; db.aish.drop()</text:p>
      <text:p text:style-name="P1">true</text:p>
      <text:p text:style-name="P1">&gt; show collections</text:p>
      <text:p text:style-name="P1">users</text:p>
      <text:p text:style-name="P1">&gt; use users</text:p>
      <text:p text:style-name="P1">switched to db users</text:p>
      <text:p text:style-name="P1">db.users.insert({"_id" : "ObjectId(0123456789012)"})</text:p>
      <text:p text:style-name="P1">WriteResult({ "nInserted" : 1 })</text:p>
      <text:p text:style-name="P1">&gt; db.users.insert({"_id" : "ObjectId(1)"})</text:p>
      <text:p text:style-name="P1">WriteResult({ "nInserted" : 1 })</text:p>
      <text:p text:style-name="P1">&gt; db.users.insert({"_id" : "ObjectId(1)" , "name" : <text:s/>"aishwarya"})</text:p>
      <text:p text:style-name="P1">WriteResult({</text:p>
      <text:p text:style-name="P1"><text:tab/>"nInserted" : 0,</text:p>
      <text:p text:style-name="P1"><text:tab/>"writeError" : {</text:p>
      <text:p text:style-name="P1"><text:tab/><text:tab/>"code" : 11000,</text:p>
      <text:p text:style-name="P1"><text:tab/><text:tab/>"errmsg" : "E11000 duplicate key error collection: users.users index: _id_ dup key: { : \"ObjectId(1)\" }"</text:p>
      <text:p text:style-name="P1"><text:tab/>}</text:p>
      <text:p text:style-name="P1">})</text:p>
      <text:p text:style-name="P1">&gt; db.users.insert({"_id" : "ObjectId(0123456789012)", "name" : "many"})</text:p>
      <text:p text:style-name="P1">WriteResult({</text:p>
      <text:p text:style-name="P1"><text:tab/>"nInserted" : 0,</text:p>
      <text:p text:style-name="P1"><text:tab/>"writeError" : {</text:p>
      <text:p text:style-name="P1"><text:tab/><text:tab/>"code" : 11000,</text:p>
      <text:p text:style-name="P1"><text:tab/><text:tab/>"errmsg" : "E11000 duplicate key error collection: users.users index: _id_ dup key: { : \"ObjectId(0123456789012)\" }"</text:p>
      <text:p text:style-name="P1"><text:tab/>}</text:p>
      <text:p text:style-name="P1">})</text:p>
      <text:p text:style-name="P1">&gt; db.post.insert([{"title" : "Learning mongo database"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<text:soft-page-break/>&gt; use aish</text:p>
      <text:p text:style-name="P1">switched to db aish</text:p>
      <text:p text:style-name="P1">&gt; dbs</text:p>
      <text:p text:style-name="P1">use node</text:p>
      <text:p text:style-name="P1">switched to db node</text:p>
      <text:p text:style-name="P1">&gt; show dbs</text:p>
      <text:p text:style-name="P1">admin <text:s text:c="2"/>0.000GB</text:p>
      <text:p text:style-name="P1">config <text:s/>0.000GB</text:p>
      <text:p text:style-name="P1">local <text:s text:c="2"/>0.000GB</text:p>
      <text:p text:style-name="P1">node <text:s text:c="3"/>0.000GB</text:p>
      <text:p text:style-name="P1">users <text:s text:c="2"/>0.000GB</text:p>
      <text:p text:style-name="P1">&gt; db.aishu.insert({"_id" : "1", "name" : "Aishwarya"})</text:p>
      <text:p text:style-name="P1">WriteResult({ "nInserted" : 1 })</text:p>
      <text:p text:style-name="P1">&gt; db.dropDatabase(aish)</text:p>
      <text:p text:style-name="P1">db.post.insert([{"title" : "Learning mongo database"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ost.save([{"title" : "Learning mongo database"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>&gt; db.post.drop()</text:p>
      <text:p text:style-name="P1">true</text:p>
      <text:p text:style-name="P1">&gt; db.aish.drop()</text:p>
      <text:p text:style-name="P1">false</text:p>
      <text:p text:style-name="P1"><text:s/>db.node.find().pretty()</text:p>
      <text:p text:style-name="P1">&gt; show collections</text:p>
      <text:p text:style-name="P1">aishu</text:p>
      <text:p text:style-name="P1">users</text:p>
      <text:p text:style-name="P1">&gt; db.aishu.find()</text:p>
      <text:p text:style-name="P1">{ "_id" : "1", "name" : "Aishwarya" }</text:p>
      <text:p text:style-name="P1">&gt; db.aishu.find().pretty()</text:p>
      <text:p text:style-name="P1">{ "_id" : "1", "name" : "Aishwarya" }</text:p>
      <text:p text:style-name="P1">&gt; db.users.find()</text:p>
      <text:p text:style-name="P1">&gt; use aish</text:p>
      <text:p text:style-name="P1">switched to db aish</text:p>
      <text:p text:style-name="P1">&gt; db.coll.find()</text:p>
      <text:p text:style-name="P1"><text:soft-page-break/>{ "_id" : ObjectId("5aa25460fee919c81917c1e7"), "name" : "Aishuuuuuuu" }</text:p>
      <text:p text:style-name="P1">{ "_id" : ObjectId("5aa254cffee919c81917c1e8"), "name" : "Aishuuuuuuu", "age" : "22", "Last name" : "Damani" }</text:p>
      <text:p text:style-name="P1">&gt; db.coll.find().pretty()</text:p>
      <text:p text:style-name="P1">{ "_id" : ObjectId("5aa25460fee919c81917c1e7"), "name" : "Aishuuuuuuu" }</text:p>
      <text:p text:style-name="P1">{</text:p>
      <text:p text:style-name="P1"><text:tab/>"_id" : ObjectId("5aa254cffee919c81917c1e8"),</text:p>
      <text:p text:style-name="P1"><text:tab/>"name" : "Aishuuuuuuu",</text:p>
      <text:p text:style-name="P1"><text:tab/>"age" : "22",</text:p>
      <text:p text:style-name="P1"><text:tab/>"Last name" : "Damani"</text:p>
      <text:p text:style-name="P1">}</text:p>
      <text:p text:style-name="P1">&gt; db</text:p>
      <text:p text:style-name="P1">aish</text:p>
      <text:p text:style-name="P1">&gt; db.aish.find({"by" : "Aishuuuuuuu"}.pretty()</text:p>
      <text:p text:style-name="P1">... </text:p>
      <text:p text:style-name="P1">... </text:p>
      <text:p text:style-name="P1">&gt; </text:p>
      <text:p text:style-name="P1">&gt; db.coll.find({"by":"Aishuuuuuuu"}).pretty()</text:p>
      <text:p text:style-name="P1">&gt; db.coll.find().pretty()</text:p>
      <text:p text:style-name="P1">{ "_id" : ObjectId("5aa25460fee919c81917c1e7"), "name" : "Aishuuuuuuu" }</text:p>
      <text:p text:style-name="P1">{</text:p>
      <text:p text:style-name="P1"><text:tab/>"_id" : ObjectId("5aa254cffee919c81917c1e8"),</text:p>
      <text:p text:style-name="P1"><text:tab/>"name" : "Aishuuuuuuu",</text:p>
      <text:p text:style-name="P1"><text:tab/>"age" : "22",</text:p>
      <text:p text:style-name="P1"><text:tab/>"Last name" : "Damani"</text:p>
      <text:p text:style-name="P1">}</text:p>
      <text:p text:style-name="P1">&gt; db.coll.find()</text:p>
      <text:p text:style-name="P1">{ "_id" : ObjectId("5aa25460fee919c81917c1e7"), "name" : "Aishuuuuuuu" }</text:p>
      <text:p text:style-name="P1">{ "_id" : ObjectId("5aa254cffee919c81917c1e8"), "name" : "Aishuuuuuuu", "age" : "22", "Last name" : "Damani" }</text:p>
      <text:p text:style-name="P1">&gt; db.coll.find({"age":"22"}).pretty()</text:p>
      <text:p text:style-name="P1">{</text:p>
      <text:p text:style-name="P1"><text:tab/>"_id" : ObjectId("5aa254cffee919c81917c1e8"),</text:p>
      <text:p text:style-name="P1"><text:tab/>"name" : "Aishuuuuuuu",</text:p>
      <text:p text:style-name="P1"><text:tab/>"age" : "22",</text:p>
      <text:p text:style-name="P1"><text:tab/>"Last name" : "Damani"</text:p>
      <text:p text:style-name="P1">}</text:p>
      <text:p text:style-name="P1">&gt; db.coll.find({"age":"22"})</text:p>
      <text:p text:style-name="P1">{ "_id" : ObjectId("5aa254cffee919c81917c1e8"), "name" : "Aishuuuuuuu", "age" : "22", "Last name" : "Damani" }</text:p>
      <text:p text:style-name="P1">&gt; db.coll.findOne()</text:p>
      <text:p text:style-name="P1">{ "_id" : ObjectId("5aa25460fee919c81917c1e7"), "name" : "Aishuuuuuuu" }</text:p>
      <text:p text:style-name="P1">&gt; db.coll.find({"age":{$gt:"18"}}).pretty()</text:p>
      <text:p text:style-name="P1">{</text:p>
      <text:p text:style-name="P1"><text:tab/>"_id" : ObjectId("5aa254cffee919c81917c1e8"),</text:p>
      <text:p text:style-name="P1"><text:tab/>"name" : "Aishuuuuuuu",</text:p>
      <text:p text:style-name="P1"><text:tab/>"age" : "22",</text:p>
      <text:p text:style-name="P1"><text:tab/>"Last name" : "Damani"</text:p>
      <text:p text:style-name="P1">}</text:p>
      <text:p text:style-name="P1">&gt; db.coll.find({"age":{$lt:"18"}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8:33:45.622757682</meta:creation-date>
    <dc:date>2018-03-09T18:41:41.162411845</dc:date>
    <meta:editing-duration>PT7M55S</meta:editing-duration>
    <meta:editing-cycles>1</meta:editing-cycles>
    <meta:document-statistic meta:table-count="0" meta:image-count="0" meta:object-count="0" meta:page-count="3" meta:paragraph-count="149" meta:word-count="495" meta:character-count="3590" meta:non-whitespace-character-count="3174"/>
    <meta:generator>LibreOffice/5.1.6.2$Linux_X86_64 LibreOffice_project/10m0$Build-2</meta:generator>
  </office:meta>
</office:document-meta>
</file>